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STELA HUAMAN DOMICIAN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7240436</text:p>
          </table:table-cell>
          <table:table-cell table:style-name="Tabla1.E2" office:value-type="string">
            <text:p text:style-name="P10"><text:span text:style-name="T1">Ruc</text:span>:1027240436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ESTELA HUAMAN DOMICIA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724043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ESTELA JUAPE, EDY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086527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6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48669622</text:p>
          </table:table-cell>
          <table:table-cell table:style-name="Tabla2.A2" office:value-type="string">
            <text:p text:style-name="P9">6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3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3:41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